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jpeg" manifest:full-path="Pictures/100000000000030C0000030CD6DE4833.jpg"/>
  <manifest:file-entry manifest:media-type="image/png" manifest:full-path="Pictures/10000201000000AA000000BEC4AD08A1.png"/>
  <manifest:file-entry manifest:media-type="image/png" manifest:full-path="Pictures/10000201000007D0000007D092C3058C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jpeg" manifest:full-path="Pictures/1000000000000280000001E0AEBEFDB6.jp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Bundesliga" table:style-name="ta1" table:print="false">
        <table:table-column table:style-name="co1" table:number-columns-repeated="3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87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>
            <draw:frame table:end-cell-address="Bundesliga.AL2" table:end-x="1.651cm" table:end-y="0.062cm" draw:z-index="0" draw:name="Grafik 1" draw:style-name="gr1" draw:text-style-name="P1" svg:width="0.54cm" svg:height="0.54cm" svg:x="1.111cm" svg:y="0.159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Bundesliga.B2" table:end-x="0.541cm" table:end-y="0.541cm" draw:z-index="1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C2" table:end-x="0.541cm" table:end-y="0.541cm" draw:z-index="2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D2" table:end-x="0.541cm" table:end-y="0.541cm" draw:z-index="3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E2" table:end-x="0.541cm" table:end-y="0.541cm" draw:z-index="4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F2" table:end-x="0.541cm" table:end-y="0.541cm" draw:z-index="5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G2" table:end-x="0.541cm" table:end-y="0.541cm" draw:z-index="6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H2" table:end-x="0.541cm" table:end-y="0.541cm" draw:z-index="7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I2" table:end-x="0.541cm" table:end-y="0.541cm" draw:z-index="8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J2" table:end-x="0.541cm" table:end-y="0.541cm" draw:z-index="9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K2" table:end-x="0.542cm" table:end-y="0.541cm" draw:z-index="2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L2" table:end-x="0.541cm" table:end-y="0.541cm" draw:z-index="22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M2" table:end-x="0.541cm" table:end-y="0.541cm" draw:z-index="221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N2" table:end-x="0.541cm" table:end-y="0.541cm" draw:z-index="222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O2" table:end-x="0.541cm" table:end-y="0.541cm" draw:z-index="22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P2" table:end-x="0.541cm" table:end-y="0.541cm" draw:z-index="22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Q2" table:end-x="0.541cm" table:end-y="0.541cm" draw:z-index="225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R2" table:end-x="0.541cm" table:end-y="0.541cm" draw:z-index="22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S2" table:end-x="0.541cm" table:end-y="0.541cm" draw:z-index="22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T2" table:end-x="0.541cm" table:end-y="0.541cm" draw:z-index="22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U2" table:end-x="0.542cm" table:end-y="0.541cm" draw:z-index="22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V2" table:end-x="0.542cm" table:end-y="0.541cm" draw:z-index="230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W2" table:end-x="0.542cm" table:end-y="0.541cm" draw:z-index="396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X2" table:end-x="0.542cm" table:end-y="0.541cm" draw:z-index="397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Y2" table:end-x="0.542cm" table:end-y="0.541cm" draw:z-index="398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Z2" table:end-x="0.542cm" table:end-y="0.541cm" draw:z-index="399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A2" table:end-x="0.542cm" table:end-y="0.541cm" draw:z-index="400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B2" table:end-x="0.542cm" table:end-y="0.541cm" draw:z-index="401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C2" table:end-x="0.542cm" table:end-y="0.541cm" draw:z-index="40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AD2" table:end-x="0.542cm" table:end-y="0.541cm" draw:z-index="522" draw:name="Grafik 2" draw:style-name="gr1" draw:text-style-name="P1" svg:width="0.54cm" svg:height="0.54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3" table:end-x="1.624cm" table:end-y="0.195cm" draw:z-index="11" draw:name="Grafik 2" draw:style-name="gr1" draw:text-style-name="P1" svg:width="0.54cm" svg:height="0.54cm" svg:x="1.084cm" svg:y="0.29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Bundesliga.B3" table:end-x="0.541cm" table:end-y="0.541cm" draw:z-index="13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C3" table:end-x="0.541cm" table:end-y="0.541cm" draw:z-index="14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D3" table:end-x="0.541cm" table:end-y="0.541cm" draw:z-index="69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E3" table:end-x="0.541cm" table:end-y="0.541cm" draw:z-index="58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F3" table:end-x="0.541cm" table:end-y="0.541cm" draw:z-index="17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G3" table:end-x="0.541cm" table:end-y="0.541cm" draw:z-index="72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H3" table:end-x="0.541cm" table:end-y="0.541cm" draw:z-index="19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I3" table:end-x="0.541cm" table:end-y="0.541cm" draw:z-index="20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J3" table:end-x="0.541cm" table:end-y="0.541cm" draw:z-index="21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K3" table:end-x="0.542cm" table:end-y="0.541cm" draw:z-index="10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L3" table:end-x="0.541cm" table:end-y="0.541cm" draw:z-index="242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M3" table:end-x="0.541cm" table:end-y="0.541cm" draw:z-index="254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N3" table:end-x="0.541cm" table:end-y="0.541cm" draw:z-index="244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O3" table:end-x="0.541cm" table:end-y="0.541cm" draw:z-index="245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P3" table:end-x="0.541cm" table:end-y="0.541cm" draw:z-index="246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Q3" table:end-x="0.541cm" table:end-y="0.541cm" draw:z-index="258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R3" table:end-x="0.541cm" table:end-y="0.541cm" draw:z-index="259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S3" table:end-x="0.541cm" table:end-y="0.541cm" draw:z-index="249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T3" table:end-x="0.541cm" table:end-y="0.451cm" draw:z-index="29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U3" table:end-x="0.542cm" table:end-y="0.451cm" draw:z-index="295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V3" table:end-x="0.542cm" table:end-y="0.451cm" draw:z-index="296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W3" table:end-x="0.542cm" table:end-y="0.541cm" draw:z-index="410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X3" table:end-x="0.542cm" table:end-y="0.541cm" draw:z-index="418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Y3" table:end-x="0.542cm" table:end-y="0.541cm" draw:z-index="419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Z3" table:end-x="0.542cm" table:end-y="0.541cm" draw:z-index="427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A3" table:end-x="0.542cm" table:end-y="0.541cm" draw:z-index="428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B3" table:end-x="0.542cm" table:end-y="0.541cm" draw:z-index="429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C3" table:end-x="0.542cm" table:end-y="0.541cm" draw:z-index="430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AD3" table:end-x="0.542cm" table:end-y="0.541cm" draw:z-index="523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4" table:end-x="1.68cm" table:end-y="0.301cm" draw:z-index="12" draw:name="Grafik 3" draw:style-name="gr1" draw:text-style-name="P1" svg:width="0.54cm" svg:height="0.54cm" svg:x="1.14cm" svg:y="0.39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Bundesliga.B4" table:end-x="0.541cm" table:end-y="0.541cm" draw:z-index="2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C4" table:end-x="0.541cm" table:end-y="0.401cm" draw:z-index="46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D4" table:end-x="0.541cm" table:end-y="0.541cm" draw:z-index="57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E4" table:end-x="0.541cm" table:end-y="0.541cm" draw:z-index="16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F4" table:end-x="0.541cm" table:end-y="0.541cm" draw:z-index="71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G4" table:end-x="0.541cm" table:end-y="0.541cm" draw:z-index="18" draw:name="Grafik 2" draw:style-name="gr1" draw:text-style-name="P1" svg:width="0.54cm" svg:height="0.54cm" svg:x="0.00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H4" table:end-x="0.541cm" table:end-y="0.541cm" draw:z-index="73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I4" table:end-x="0.541cm" table:end-y="0.541cm" draw:z-index="185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J4" table:end-x="0.541cm" table:end-y="0.541cm" draw:z-index="186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K4" table:end-x="0.542cm" table:end-y="0.541cm" draw:z-index="187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L4" table:end-x="0.541cm" table:end-y="0.541cm" draw:z-index="231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M4" table:end-x="0.541cm" table:end-y="0.541cm" draw:z-index="243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N4" table:end-x="0.541cm" table:end-y="0.541cm" draw:z-index="255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O4" table:end-x="0.541cm" table:end-y="0.541cm" draw:z-index="256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P4" table:end-x="0.541cm" table:end-y="0.541cm" draw:z-index="257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Q4" table:end-x="0.541cm" table:end-y="0.541cm" draw:z-index="247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R4" table:end-x="0.541cm" table:end-y="0.541cm" draw:z-index="237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S4" table:end-x="0.541cm" table:end-y="0.541cm" draw:z-index="260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T4" table:end-x="0.541cm" table:end-y="0.541cm" draw:z-index="261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U4" table:end-x="0.542cm" table:end-y="0.541cm" draw:z-index="262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V4" table:end-x="0.542cm" table:end-y="0.541cm" draw:z-index="252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W4" table:end-x="0.542cm" table:end-y="0.541cm" draw:z-index="417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X4" table:end-x="0.542cm" table:end-y="0.541cm" draw:z-index="432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Y4" table:end-x="0.542cm" table:end-y="0.541cm" draw:z-index="426" draw:name="Grafik 4" draw:style-name="gr1" draw:text-style-name="P1" svg:width="0.54cm" svg:height="0.54cm" svg:x="0.00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Z4" table:end-x="0.542cm" table:end-y="0.541cm" draw:z-index="420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A4" table:end-x="0.542cm" table:end-y="0.541cm" draw:z-index="421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B4" table:end-x="0.542cm" table:end-y="0.541cm" draw:z-index="422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C4" table:end-x="0.542cm" table:end-y="0.541cm" draw:z-index="423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AD4" table:end-x="0.542cm" table:end-y="0.541cm" draw:z-index="524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5" table:end-x="1.624cm" table:end-y="0.354cm" draw:z-index="32" draw:name="Grafik 4" draw:style-name="gr1" draw:text-style-name="P1" svg:width="0.54cm" svg:height="0.54cm" svg:x="1.084cm" svg:y="0.452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Bundesliga.B5" table:end-x="0.541cm" table:end-y="0.541cm" draw:z-index="33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C5" table:end-x="0.541cm" table:end-y="0.541cm" draw:z-index="56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D5" table:end-x="0.541cm" table:end-y="0.541cm" draw:z-index="180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E5" table:end-x="0.541cm" table:end-y="0.541cm" draw:z-index="36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F5" table:end-x="0.541cm" table:end-y="0.541cm" draw:z-index="59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G5" table:end-x="0.541cm" table:end-y="0.541cm" draw:z-index="60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H5" table:end-x="0.541cm" table:end-y="0.541cm" draw:z-index="184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I5" table:end-x="0.541cm" table:end-y="0.541cm" draw:z-index="74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J5" table:end-x="0.541cm" table:end-y="0.541cm" draw:z-index="75" draw:name="Grafik 7" draw:style-name="gr1" draw:text-style-name="P1" svg:width="0.54cm" svg:height="0.54cm" svg:x="0.00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K5" table:end-x="0.542cm" table:end-y="0.541cm" draw:z-index="64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L5" table:end-x="0.541cm" table:end-y="0.541cm" draw:z-index="253" draw:name="Grafik 4" draw:style-name="gr1" draw:text-style-name="P1" svg:width="0.54cm" svg:height="0.54cm" svg:x="0.00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M5" table:end-x="0.401cm" table:end-y="0.541cm" draw:z-index="265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N5" table:end-x="0.401cm" table:end-y="0.541cm" draw:z-index="266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O5" table:end-x="0.401cm" table:end-y="0.541cm" draw:z-index="267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P5" table:end-x="0.401cm" table:end-y="0.541cm" draw:z-index="268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Q5" table:end-x="0.541cm" table:end-y="0.451cm" draw:z-index="291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R5" table:end-x="0.541cm" table:end-y="0.451cm" draw:z-index="292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S5" table:end-x="0.541cm" table:end-y="0.541cm" draw:z-index="238" draw:name="Grafik 1" draw:style-name="gr1" draw:text-style-name="P1" svg:width="0.54cm" svg:height="0.54cm" svg:x="0.00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T5" table:end-x="0.541cm" table:end-y="0.541cm" draw:z-index="250" draw:name="Grafik 17" draw:style-name="gr1" draw:text-style-name="P1" svg:width="0.54cm" svg:height="0.54cm" svg:x="0.00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U5" table:end-x="0.542cm" table:end-y="0.541cm" draw:z-index="317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V5" table:end-x="0.542cm" table:end-y="0.541cm" draw:z-index="241" draw:name="Grafik 1" draw:style-name="gr1" draw:text-style-name="P1" svg:width="0.54cm" svg:height="0.54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W5" table:end-x="0.542cm" table:end-y="0.541cm" draw:z-index="431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X5" table:end-x="0.542cm" table:end-y="0.451cm" draw:z-index="404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Y5" table:end-x="0.542cm" table:end-y="0.541cm" draw:z-index="433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Z5" table:end-x="0.542cm" table:end-y="0.541cm" draw:z-index="434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A5" table:end-x="0.542cm" table:end-y="0.451cm" draw:z-index="407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B5" table:end-x="0.542cm" table:end-y="0.541cm" draw:z-index="436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C5" table:end-x="0.542cm" table:end-y="0.541cm" draw:z-index="416" draw:name="Grafik 17" draw:style-name="gr1" draw:text-style-name="P1" svg:width="0.54cm" svg:height="0.54cm" svg:x="0.002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D5" table:end-x="0.542cm" table:end-y="0.451cm" draw:z-index="525" draw:name="Grafik 16" draw:style-name="gr1" draw:text-style-name="P1" svg:width="0.54cm" svg:height="0.45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Bundesliga.B6" table:end-x="0.541cm" table:end-y="0.4cm" draw:z-index="4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C6" table:end-x="0.541cm" table:end-y="0.54cm" draw:z-index="68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D6" table:end-x="0.541cm" table:end-y="0.54cm" draw:z-index="35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E6" table:end-x="0.541cm" table:end-y="0.54cm" draw:z-index="7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F6" table:end-x="0.401cm" table:end-y="0.54cm" draw:z-index="116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G6" table:end-x="0.401cm" table:end-y="0.54cm" draw:z-index="117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H6" table:end-x="0.541cm" table:end-y="0.54cm" draw:z-index="61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I6" table:end-x="0.401cm" table:end-y="0.54cm" draw:z-index="85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J6" table:end-x="0.541cm" table:end-y="0.54cm" draw:z-index="42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K6" table:end-x="0.542cm" table:end-y="0.54cm" draw:z-index="43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L6" table:end-x="0.541cm" table:end-y="0.54cm" draw:z-index="275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M6" table:end-x="0.541cm" table:end-y="0.54cm" draw:z-index="232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N6" table:end-x="0.541cm" table:end-y="0.54cm" draw:z-index="233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O6" table:end-x="0.541cm" table:end-y="0.54cm" draw:z-index="278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P6" table:end-x="0.541cm" table:end-y="0.45cm" draw:z-index="290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Q6" table:end-x="0.541cm" table:end-y="0.54cm" draw:z-index="280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R6" table:end-x="0.541cm" table:end-y="0.54cm" draw:z-index="248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S6" table:end-x="0.541cm" table:end-y="0.45cm" draw:z-index="293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T6" table:end-x="0.401cm" table:end-y="0.54cm" draw:z-index="272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U6" table:end-x="0.542cm" table:end-y="0.54cm" draw:z-index="251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V6" table:end-x="0.542cm" table:end-y="0.54cm" draw:z-index="263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W6" table:end-x="0.542cm" table:end-y="0.45cm" draw:z-index="403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X6" table:end-x="0.542cm" table:end-y="0.54cm" draw:z-index="411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Y6" table:end-x="0.542cm" table:end-y="0.45cm" draw:z-index="405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Z6" table:end-x="0.542cm" table:end-y="0.45cm" draw:z-index="406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A6" table:end-x="0.542cm" table:end-y="0.54cm" draw:z-index="435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B6" table:end-x="0.542cm" table:end-y="0.45cm" draw:z-index="408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C6" table:end-x="0.542cm" table:end-y="0.45cm" draw:z-index="409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AD6" table:end-x="0.542cm" table:end-y="0.54cm" draw:z-index="526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6" table:end-x="1.652cm" table:end-y="0.401cm" draw:z-index="44" draw:name="Grafik 5" draw:style-name="gr1" draw:text-style-name="P1" svg:width="0.54cm" svg:height="0.4cm" svg:x="1.112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Bundesliga.B7" table:end-x="0.541cm" table:end-y="0.54cm" draw:z-index="55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C7" table:end-x="0.401cm" table:end-y="0.54cm" draw:z-index="79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D7" table:end-x="0.541cm" table:end-y="0.54cm" draw:z-index="15" draw:name="Grafik 2" draw:style-name="gr1" draw:text-style-name="P1" svg:width="0.54cm" svg:height="0.54cm" svg:x="0.00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Bundesliga.E7" table:end-x="0.541cm" table:end-y="0.54cm" draw:z-index="181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F7" table:end-x="0.541cm" table:end-y="0.54cm" draw:z-index="37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G7" table:end-x="0.541cm" table:end-y="0.54cm" draw:z-index="183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H7" table:end-x="0.401cm" table:end-y="0.54cm" draw:z-index="118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I7" table:end-x="0.541cm" table:end-y="0.54cm" draw:z-index="41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J7" table:end-x="0.541cm" table:end-y="0.54cm" draw:z-index="63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K7" table:end-x="0.402cm" table:end-y="0.54cm" draw:z-index="87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L7" table:end-x="0.541cm" table:end-y="0.54cm" draw:z-index="65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M7" table:end-x="0.541cm" table:end-y="0.54cm" draw:z-index="276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N7" table:end-x="0.541cm" table:end-y="0.45cm" draw:z-index="288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O7" table:end-x="0.541cm" table:end-y="0.54cm" draw:z-index="234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P7" table:end-x="0.541cm" table:end-y="0.54cm" draw:z-index="279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Q7" table:end-x="0.541cm" table:end-y="0.54cm" draw:z-index="236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R7" table:end-x="0.401cm" table:end-y="0.54cm" draw:z-index="270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S7" table:end-x="0.401cm" table:end-y="0.54cm" draw:z-index="271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T7" table:end-x="0.541cm" table:end-y="0.54cm" draw:z-index="239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U7" table:end-x="0.542cm" table:end-y="0.54cm" draw:z-index="240" draw:name="Grafik 1" draw:style-name="gr1" draw:text-style-name="P1" svg:width="0.54cm" svg:height="0.54cm" svg:x="0.002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V7" table:end-x="0.542cm" table:end-y="0.54cm" draw:z-index="318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W7" table:end-x="0.542cm" table:end-y="0.54cm" draw:z-index="424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X7" table:end-x="0.542cm" table:end-y="0.54cm" draw:z-index="425" draw:name="Grafik 4" draw:style-name="gr1" draw:text-style-name="P1" svg:width="0.54cm" svg:height="0.54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Y7" table:end-x="0.542cm" table:end-y="0.54cm" draw:z-index="412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Z7" table:end-x="0.542cm" table:end-y="0.54cm" draw:z-index="413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A7" table:end-x="0.542cm" table:end-y="0.54cm" draw:z-index="414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B7" table:end-x="0.542cm" table:end-y="0.54cm" draw:z-index="415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AC7" table:end-x="0.542cm" table:end-y="0.54cm" draw:z-index="437" draw:name="Grafik 9" draw:style-name="gr1" draw:text-style-name="P1" svg:width="0.54cm" svg:height="0.54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AD7" table:end-x="0.542cm" table:end-y="0.54cm" draw:z-index="527" draw:name="Grafik 17" draw:style-name="gr1" draw:text-style-name="P1" svg:width="0.54cm" svg:height="0.54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7" table:end-x="1.651cm" table:end-y="0.567cm" draw:z-index="54" draw:name="Grafik 6" draw:style-name="gr1" draw:text-style-name="P1" svg:width="0.54cm" svg:height="0.54cm" svg:x="1.111cm" svg:y="0.027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Bundesliga.B8" table:end-x="0.541cm" table:end-y="0.54cm" draw:z-index="67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C8" table:end-x="0.541cm" table:end-y="0.54cm" draw:z-index="179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D8" table:end-x="0.541cm" table:end-y="0.4cm" draw:z-index="4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E8" table:end-x="0.401cm" table:end-y="0.54cm" draw:z-index="11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F8" table:end-x="0.401cm" table:end-y="0.54cm" draw:z-index="82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G8" table:end-x="0.541cm" table:end-y="0.54cm" draw:z-index="38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H8" table:end-x="0.401cm" table:end-y="0.54cm" draw:z-index="8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I8" table:end-x="0.541cm" table:end-y="0.54cm" draw:z-index="97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J8" table:end-x="0.541cm" table:end-y="0.54cm" draw:z-index="9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K8" table:end-x="0.542cm" table:end-y="0.54cm" draw:z-index="7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L8" table:end-x="0.541cm" table:end-y="0.54cm" draw:z-index="308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M8" table:end-x="0.541cm" table:end-y="0.54cm" draw:z-index="309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N8" table:end-x="0.541cm" table:end-y="0.54cm" draw:z-index="277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O8" table:end-x="0.401cm" table:end-y="0.54cm" draw:z-index="300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P8" table:end-x="0.401cm" table:end-y="0.54cm" draw:z-index="301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Q8" table:end-x="0.541cm" table:end-y="0.54cm" draw:z-index="313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R8" table:end-x="0.541cm" table:end-y="0.54cm" draw:z-index="281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S8" table:end-x="0.401cm" table:end-y="0.54cm" draw:z-index="30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T8" table:end-x="0.541cm" table:end-y="0.54cm" draw:z-index="316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U8" table:end-x="0.402cm" table:end-y="0.54cm" draw:z-index="273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V8" table:end-x="0.402cm" table:end-y="0.54cm" draw:z-index="307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W8" table:end-x="0.402cm" table:end-y="0.54cm" draw:z-index="438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X8" table:end-x="0.542cm" table:end-y="0.54cm" draw:z-index="460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Y8" table:end-x="0.402cm" table:end-y="0.54cm" draw:z-index="447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Z8" table:end-x="0.542cm" table:end-y="0.54cm" draw:z-index="455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A8" table:end-x="0.542cm" table:end-y="0.54cm" draw:z-index="456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B8" table:end-x="0.542cm" table:end-y="0.54cm" draw:z-index="457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C8" table:end-x="0.542cm" table:end-y="0.54cm" draw:z-index="458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AD8" table:end-x="0.542cm" table:end-y="0.54cm" draw:z-index="528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9" table:end-x="1.596cm" table:end-y="0.008cm" draw:z-index="66" draw:name="Grafik 7" draw:style-name="gr1" draw:text-style-name="P1" svg:width="0.54cm" svg:height="0.54cm" svg:x="1.056cm" svg:y="0.1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Bundesliga.B9" table:end-x="0.401cm" table:end-y="0.54cm" draw:z-index="78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C9" table:end-x="0.541cm" table:end-y="0.54cm" draw:z-index="34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D9" table:end-x="0.401cm" table:end-y="0.54cm" draw:z-index="114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E9" table:end-x="0.541cm" table:end-y="0.4cm" draw:z-index="48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F9" table:end-x="0.541cm" table:end-y="0.54cm" draw:z-index="27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G9" table:end-x="0.541cm" table:end-y="0.54cm" draw:z-index="28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H9" table:end-x="0.541cm" table:end-y="0.54cm" draw:z-index="96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I9" table:end-x="0.401cm" table:end-y="0.54cm" draw:z-index="119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J9" table:end-x="0.401cm" table:end-y="0.54cm" draw:z-index="86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K9" table:end-x="0.542cm" table:end-y="0.45cm" draw:z-index="176" draw:name="Grafik 16" draw:style-name="gr1" draw:text-style-name="P1" svg:width="0.54cm" svg:height="0.45cm" svg:x="0.00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L9" table:end-x="0.401cm" table:end-y="0.54cm" draw:z-index="264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M9" table:end-x="0.541cm" table:end-y="0.54cm" draw:z-index="210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N9" table:end-x="0.401cm" table:end-y="0.54cm" draw:z-index="299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O9" table:end-x="0.541cm" table:end-y="0.54cm" draw:z-index="311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P9" table:end-x="0.541cm" table:end-y="0.54cm" draw:z-index="235" draw:name="Grafik 1" draw:style-name="gr1" draw:text-style-name="P1" svg:width="0.54cm" svg:height="0.54cm" svg:x="0.001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Bundesliga.Q9" table:end-x="0.401cm" table:end-y="0.54cm" draw:z-index="269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R9" table:end-x="0.541cm" table:end-y="0.54cm" draw:z-index="314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S9" table:end-x="0.541cm" table:end-y="0.54cm" draw:z-index="282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T9" table:end-x="0.401cm" table:end-y="0.54cm" draw:z-index="305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U9" table:end-x="0.402cm" table:end-y="0.54cm" draw:z-index="306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V9" table:end-x="0.402cm" table:end-y="0.54cm" draw:z-index="274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W9" table:end-x="0.542cm" table:end-y="0.54cm" draw:z-index="452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X9" table:end-x="0.402cm" table:end-y="0.54cm" draw:z-index="439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Y9" table:end-x="0.402cm" table:end-y="0.54cm" draw:z-index="440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Z9" table:end-x="0.402cm" table:end-y="0.54cm" draw:z-index="448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A9" table:end-x="0.402cm" table:end-y="0.54cm" draw:z-index="442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B9" table:end-x="0.542cm" table:end-y="0.54cm" draw:z-index="492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C9" table:end-x="0.542cm" table:end-y="0.54cm" draw:z-index="493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D9" table:end-x="0.402cm" table:end-y="0.54cm" draw:z-index="530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0" table:end-x="1.595cm" table:end-y="0.115cm" draw:z-index="77" draw:name="Grafik 8" draw:style-name="gr1" draw:text-style-name="P1" svg:width="0.4cm" svg:height="0.54cm" svg:x="1.195cm" svg:y="0.2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Bundesliga.B10" table:end-x="0.541cm" table:end-y="0.54cm" draw:z-index="89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C10" table:end-x="0.541cm" table:end-y="0.54cm" draw:z-index="24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D10" table:end-x="0.541cm" table:end-y="0.54cm" draw:z-index="25" draw:name="Grafik 3" draw:style-name="gr1" draw:text-style-name="P1" svg:width="0.54cm" svg:height="0.54cm" svg:x="0.00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E10" table:end-x="0.541cm" table:end-y="0.54cm" draw:z-index="192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F10" table:end-x="0.541cm" table:end-y="0.54cm" draw:z-index="182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G10" table:end-x="0.401cm" table:end-y="0.54cm" draw:z-index="83" draw:name="Grafik 8" draw:style-name="gr1" draw:text-style-name="P1" svg:width="0.4cm" svg:height="0.54cm" svg:x="0.00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H10" table:end-x="0.541cm" table:end-y="0.54cm" draw:z-index="40" draw:name="Grafik 4" draw:style-name="gr1" draw:text-style-name="P1" svg:width="0.54cm" svg:height="0.54cm" svg:x="0.00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Bundesliga.I10" table:end-x="0.541cm" table:end-y="0.54cm" draw:z-index="62" draw:name="Grafik 6" draw:style-name="gr1" draw:text-style-name="P1" svg:width="0.54cm" svg:height="0.54cm" svg:x="0.0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J10" table:end-x="0.541cm" table:end-y="0.45cm" draw:z-index="175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K10" table:end-x="0.402cm" table:end-y="0.54cm" draw:z-index="121" draw:name="Grafik 11" draw:style-name="gr1" draw:text-style-name="P1" svg:width="0.4cm" svg:height="0.54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L10" table:end-x="0.541cm" table:end-y="0.45cm" draw:z-index="286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M10" table:end-x="0.541cm" table:end-y="0.45cm" draw:z-index="287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N10" table:end-x="0.541cm" table:end-y="0.54cm" draw:z-index="310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O10" table:end-x="0.541cm" table:end-y="0.45cm" draw:z-index="28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P10" table:end-x="0.541cm" table:end-y="0.54cm" draw:z-index="312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Q10" table:end-x="0.401cm" table:end-y="0.54cm" draw:z-index="302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R10" table:end-x="0.401cm" table:end-y="0.54cm" draw:z-index="303" draw:name="Grafik 11" draw:style-name="gr1" draw:text-style-name="P1" svg:width="0.4cm" svg:height="0.54cm" svg:x="0.00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S10" table:end-x="0.541cm" table:end-y="0.54cm" draw:z-index="315" draw:name="Grafik 9" draw:style-name="gr1" draw:text-style-name="P1" svg:width="0.54cm" svg:height="0.54cm" svg:x="0.00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T10" table:end-x="0.541cm" table:end-y="0.54cm" draw:z-index="283" draw:name="Grafik 7" draw:style-name="gr1" draw:text-style-name="P1" svg:width="0.54cm" svg:height="0.54cm" svg:x="0.00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U10" table:end-x="0.542cm" table:end-y="0.54cm" draw:z-index="284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V10" table:end-x="0.542cm" table:end-y="0.54cm" draw:z-index="285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W10" table:end-x="0.542cm" table:end-y="0.54cm" draw:z-index="459" draw:name="Grafik 6" draw:style-name="gr1" draw:text-style-name="P1" svg:width="0.54cm" svg:height="0.54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X10" table:end-x="0.542cm" table:end-y="0.54cm" draw:z-index="453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Y10" table:end-x="0.542cm" table:end-y="0.54cm" draw:z-index="454" draw:name="Grafik 7" draw:style-name="gr1" draw:text-style-name="P1" svg:width="0.54cm" svg:height="0.54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Bundesliga.Z10" table:end-x="0.542cm" table:end-y="0.54cm" draw:z-index="490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A10" table:end-x="0.402cm" table:end-y="0.54cm" draw:z-index="449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B10" table:end-x="0.402cm" table:end-y="0.54cm" draw:z-index="450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C10" table:end-x="0.402cm" table:end-y="0.54cm" draw:z-index="451" draw:name="Grafik 8" draw:style-name="gr1" draw:text-style-name="P1" svg:width="0.4cm" svg:height="0.54cm" svg:x="0.0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AD10" table:end-x="0.542cm" table:end-y="0.54cm" draw:z-index="529" draw:name="Grafik 18" draw:style-name="gr1" draw:text-style-name="P1" svg:width="0.54cm" svg:height="0.54cm" svg:x="0.00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1" table:end-x="1.568cm" table:end-y="0.195cm" draw:z-index="88" draw:name="Grafik 9" draw:style-name="gr1" draw:text-style-name="P1" svg:width="0.54cm" svg:height="0.54cm" svg:x="1.028cm" svg:y="0.292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Bundesliga.B11" table:end-x="0.401cm" table:end-y="0.541cm" draw:z-index="101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C11" table:end-x="0.541cm" table:end-y="0.541cm" draw:z-index="190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D11" table:end-x="0.401cm" table:end-y="0.541cm" draw:z-index="80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E11" table:end-x="0.401cm" table:end-y="0.541cm" draw:z-index="81" draw:name="Grafik 8" draw:style-name="gr1" draw:text-style-name="P1" svg:width="0.4cm" svg:height="0.54cm" svg:x="0.00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F11" table:end-x="0.541cm" table:end-y="0.541cm" draw:z-index="94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G11" table:end-x="0.541cm" table:end-y="0.451cm" draw:z-index="172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H11" table:end-x="0.541cm" table:end-y="0.541cm" draw:z-index="39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I11" table:end-x="0.541cm" table:end-y="0.541cm" draw:z-index="152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J11" table:end-x="0.401cm" table:end-y="0.541cm" draw:z-index="120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K11" table:end-x="0.542cm" table:end-y="0.541cm" draw:z-index="99" draw:name="Grafik 9" draw:style-name="gr1" draw:text-style-name="P1" svg:width="0.54cm" svg:height="0.54cm" svg:x="0.00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L11" table:end-x="0.401cm" table:end-y="0.541cm" draw:z-index="297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M11" table:end-x="0.401cm" table:end-y="0.541cm" draw:z-index="298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N11" table:end-x="0.541cm" table:end-y="0.541cm" draw:z-index="211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O11" table:end-x="0.541cm" table:end-y="0.541cm" draw:z-index="212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P11" table:end-x="0.541cm" table:end-y="0.541cm" draw:z-index="213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Q11" table:end-x="0.541cm" table:end-y="0.541cm" draw:z-index="214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R11" table:end-x="0.541cm" table:end-y="0.541cm" draw:z-index="325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S11" table:end-x="0.541cm" table:end-y="0.541cm" draw:z-index="216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T11" table:end-x="0.541cm" table:end-y="0.541cm" draw:z-index="217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U11" table:end-x="0.542cm" table:end-y="0.541cm" draw:z-index="218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V11" table:end-x="0.542cm" table:end-y="0.541cm" draw:z-index="219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W11" table:end-x="0.402cm" table:end-y="0.541cm" draw:z-index="445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X11" table:end-x="0.402cm" table:end-y="0.541cm" draw:z-index="446" draw:name="Grafik 8" draw:style-name="gr1" draw:text-style-name="P1" svg:width="0.4cm" svg:height="0.54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Bundesliga.Y11" table:end-x="0.542cm" table:end-y="0.541cm" draw:z-index="461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Z11" table:end-x="0.402cm" table:end-y="0.541cm" draw:z-index="441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A11" table:end-x="0.542cm" table:end-y="0.541cm" draw:z-index="491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AB11" table:end-x="0.402cm" table:end-y="0.541cm" draw:z-index="443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C11" table:end-x="0.402cm" table:end-y="0.541cm" draw:z-index="444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AD11" table:end-x="0.542cm" table:end-y="0.541cm" draw:z-index="53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2" table:end-x="1.567cm" table:end-y="0.355cm" draw:z-index="100" draw:name="Grafik 10" draw:style-name="gr1" draw:text-style-name="P1" svg:width="0.4cm" svg:height="0.54cm" svg:x="1.167cm" svg:y="0.45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Bundesliga.B12" table:end-x="0.401cm" table:end-y="0.541cm" draw:z-index="112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C12" table:end-x="0.541cm" table:end-y="0.541cm" draw:z-index="15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D12" table:end-x="0.541cm" table:end-y="0.541cm" draw:z-index="91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E12" table:end-x="0.541cm" table:end-y="0.541cm" draw:z-index="2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F12" table:end-x="0.541cm" table:end-y="0.401cm" draw:z-index="93" draw:name="Grafik 5" draw:style-name="gr1" draw:text-style-name="P1" svg:width="0.54cm" svg:height="0.4cm" svg:x="0.001cm" svg:y="0.001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G12" table:end-x="0.541cm" table:end-y="0.541cm" draw:z-index="95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H12" table:end-x="0.541cm" table:end-y="0.451cm" draw:z-index="173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I12" table:end-x="0.541cm" table:end-y="0.541cm" draw:z-index="19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J12" table:end-x="0.541cm" table:end-y="0.541cm" draw:z-index="30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K12" table:end-x="0.542cm" table:end-y="0.541cm" draw:z-index="3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L12" table:end-x="0.541cm" table:end-y="0.541cm" draw:z-index="319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M12" table:end-x="0.541cm" table:end-y="0.541cm" draw:z-index="200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N12" table:end-x="0.541cm" table:end-y="0.541cm" draw:z-index="321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O12" table:end-x="0.541cm" table:end-y="0.541cm" draw:z-index="34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P12" table:end-x="0.541cm" table:end-y="0.541cm" draw:z-index="345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Q12" table:end-x="0.541cm" table:end-y="0.541cm" draw:z-index="324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R12" table:end-x="0.541cm" table:end-y="0.541cm" draw:z-index="215" draw:name="Grafik 6" draw:style-name="gr1" draw:text-style-name="P1" svg:width="0.54cm" svg:height="0.54cm" svg:x="0.00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S12" table:end-x="0.541cm" table:end-y="0.541cm" draw:z-index="326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T12" table:end-x="0.541cm" table:end-y="0.541cm" draw:z-index="327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U12" table:end-x="0.542cm" table:end-y="0.541cm" draw:z-index="32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V12" table:end-x="0.542cm" table:end-y="0.541cm" draw:z-index="329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W12" table:end-x="0.542cm" table:end-y="0.541cm" draw:z-index="466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X12" table:end-x="0.542cm" table:end-y="0.541cm" draw:z-index="467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Y12" table:end-x="0.542cm" table:end-y="0.541cm" draw:z-index="468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Z12" table:end-x="0.542cm" table:end-y="0.541cm" draw:z-index="462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A12" table:end-x="0.542cm" table:end-y="0.541cm" draw:z-index="470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B12" table:end-x="0.542cm" table:end-y="0.541cm" draw:z-index="471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C12" table:end-x="0.542cm" table:end-y="0.541cm" draw:z-index="472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D12" table:end-x="0.402cm" table:end-y="0.541cm" draw:z-index="532" draw:name="Grafik 11" draw:style-name="gr1" draw:text-style-name="P1" svg:width="0.4cm" svg:height="0.54cm" svg:x="0.002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Bundesliga.B13" table:end-x="0.401cm" table:end-y="0.541cm" draw:z-index="123" draw:name="Grafik 12" draw:style-name="gr1" draw:text-style-name="P1" svg:width="0.4cm" svg:height="0.54cm" svg:x="0.00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C13" table:end-x="0.401cm" table:end-y="0.541cm" draw:z-index="113" draw:name="Grafik 11" draw:style-name="gr1" draw:text-style-name="P1" svg:width="0.4cm" svg:height="0.54cm" svg:x="0.00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Bundesliga.D13" table:end-x="0.541cm" table:end-y="0.541cm" draw:z-index="15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E13" table:end-x="0.541cm" table:end-y="0.451cm" draw:z-index="170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F13" table:end-x="0.541cm" table:end-y="0.541cm" draw:z-index="19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G13" table:end-x="0.541cm" table:end-y="0.541cm" draw:z-index="194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H13" table:end-x="0.541cm" table:end-y="0.541cm" draw:z-index="162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I13" table:end-x="0.541cm" table:end-y="0.451cm" draw:z-index="174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J13" table:end-x="0.541cm" table:end-y="0.541cm" draw:z-index="15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K13" table:end-x="0.542cm" table:end-y="0.541cm" draw:z-index="198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L13" table:end-x="0.541cm" table:end-y="0.541cm" draw:z-index="199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M13" table:end-x="0.541cm" table:end-y="0.541cm" draw:z-index="331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N13" table:end-x="0.541cm" table:end-y="0.541cm" draw:z-index="201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O13" table:end-x="0.541cm" table:end-y="0.541cm" draw:z-index="322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P13" table:end-x="0.541cm" table:end-y="0.541cm" draw:z-index="323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Q13" table:end-x="0.541cm" table:end-y="0.541cm" draw:z-index="346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R13" table:end-x="0.541cm" table:end-y="0.541cm" draw:z-index="347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S13" table:end-x="0.541cm" table:end-y="0.541cm" draw:z-index="348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T13" table:end-x="0.401cm" table:end-y="0.541cm" draw:z-index="360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U13" table:end-x="0.402cm" table:end-y="0.541cm" draw:z-index="361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V13" table:end-x="0.402cm" table:end-y="0.541cm" draw:z-index="362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W13" table:end-x="0.402cm" table:end-y="0.541cm" draw:z-index="473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X13" table:end-x="0.402cm" table:end-y="0.541cm" draw:z-index="474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Y13" table:end-x="0.542cm" table:end-y="0.541cm" draw:z-index="489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Z13" table:end-x="0.542cm" table:end-y="0.541cm" draw:z-index="469" draw:name="Grafik 3" draw:style-name="gr1" draw:text-style-name="P1" svg:width="0.54cm" svg:height="0.54cm" svg:x="0.0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AA13" table:end-x="0.542cm" table:end-y="0.541cm" draw:z-index="463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B13" table:end-x="0.402cm" table:end-y="0.541cm" draw:z-index="499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C13" table:end-x="0.402cm" table:end-y="0.541cm" draw:z-index="500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D13" table:end-x="0.402cm" table:end-y="0.541cm" draw:z-index="533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4" table:end-x="1.594cm" table:end-y="0.01cm" draw:z-index="111" draw:name="Grafik 11" draw:style-name="gr1" draw:text-style-name="P1" svg:width="0.4cm" svg:height="0.54cm" svg:x="1.194cm" svg:y="0.108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Bundesliga.B14" table:end-x="0.541cm" table:end-y="0.541cm" draw:z-index="134" draw:name="Grafik 13" draw:style-name="gr1" draw:text-style-name="P1" svg:width="0.54cm" svg:height="0.54cm" svg:x="0.001cm" svg:y="0.001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C14" table:end-x="0.541cm" table:end-y="0.541cm" draw:z-index="90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D14" table:end-x="0.541cm" table:end-y="0.541cm" draw:z-index="147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E14" table:end-x="0.541cm" table:end-y="0.541cm" draw:z-index="92" draw:name="Grafik 9" draw:style-name="gr1" draw:text-style-name="P1" svg:width="0.54cm" svg:height="0.54cm" svg:x="0.00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Bundesliga.F14" table:end-x="0.541cm" table:end-y="0.541cm" draw:z-index="160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G14" table:end-x="0.541cm" table:end-y="0.541cm" draw:z-index="161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H14" table:end-x="0.541cm" table:end-y="0.541cm" draw:z-index="151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I14" table:end-x="0.541cm" table:end-y="0.541cm" draw:z-index="29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J14" table:end-x="0.541cm" table:end-y="0.541cm" draw:z-index="19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K14" table:end-x="0.542cm" table:end-y="0.541cm" draw:z-index="154" draw:name="Grafik 14" draw:style-name="gr1" draw:text-style-name="P1" svg:width="0.54cm" svg:height="0.54cm" svg:x="0.00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L14" table:end-x="0.541cm" table:end-y="0.541cm" draw:z-index="330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M14" table:end-x="0.541cm" table:end-y="0.541cm" draw:z-index="342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N14" table:end-x="0.541cm" table:end-y="0.541cm" draw:z-index="332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O14" table:end-x="0.541cm" table:end-y="0.541cm" draw:z-index="202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P14" table:end-x="0.541cm" table:end-y="0.541cm" draw:z-index="203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Q14" table:end-x="0.401cm" table:end-y="0.541cm" draw:z-index="357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R14" table:end-x="0.401cm" table:end-y="0.541cm" draw:z-index="358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S14" table:end-x="0.541cm" table:end-y="0.541cm" draw:z-index="206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T14" table:end-x="0.541cm" table:end-y="0.541cm" draw:z-index="34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U14" table:end-x="0.542cm" table:end-y="0.541cm" draw:z-index="350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V14" table:end-x="0.542cm" table:end-y="0.541cm" draw:z-index="351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W14" table:end-x="0.542cm" table:end-y="0.541cm" draw:z-index="480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X14" table:end-x="0.542cm" table:end-y="0.541cm" draw:z-index="488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Y14" table:end-x="0.402cm" table:end-y="0.541cm" draw:z-index="475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Z14" table:end-x="0.402cm" table:end-y="0.541cm" draw:z-index="476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A14" table:end-x="0.402cm" table:end-y="0.541cm" draw:z-index="498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B14" table:end-x="0.542cm" table:end-y="0.541cm" draw:z-index="464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C14" table:end-x="0.542cm" table:end-y="0.541cm" draw:z-index="465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Bundesliga.AD14" table:end-x="0.542cm" table:end-y="0.541cm" draw:z-index="534" draw:name="Grafik 6" draw:style-name="gr1" draw:text-style-name="P1" svg:width="0.54cm" svg:height="0.54cm" svg:x="0.0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5" table:end-x="1.566cm" table:end-y="0.222cm" draw:z-index="122" draw:name="Grafik 12" draw:style-name="gr1" draw:text-style-name="P1" svg:width="0.4cm" svg:height="0.54cm" svg:x="1.166cm" svg:y="0.32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Bundesliga.B15" table:end-x="0.541cm" table:end-y="0.541cm" draw:z-index="145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C15" table:end-x="0.541cm" table:end-y="0.451cm" draw:z-index="168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D15" table:end-x="0.541cm" table:end-y="0.541cm" draw:z-index="191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E15" table:end-x="0.541cm" table:end-y="0.541cm" draw:z-index="159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F15" table:end-x="0.541cm" table:end-y="0.451cm" draw:z-index="171" draw:name="Grafik 16" draw:style-name="gr1" draw:text-style-name="P1" svg:width="0.54cm" svg:height="0.45cm" svg:x="0.00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G15" table:end-x="0.541cm" table:end-y="0.541cm" draw:z-index="150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H15" table:end-x="0.541cm" table:end-y="0.541cm" draw:z-index="19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I15" table:end-x="0.541cm" table:end-y="0.541cm" draw:z-index="16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J15" table:end-x="0.541cm" table:end-y="0.541cm" draw:z-index="164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K15" table:end-x="0.542cm" table:end-y="0.541cm" draw:z-index="165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L15" table:end-x="0.541cm" table:end-y="0.541cm" draw:z-index="341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M15" table:end-x="0.541cm" table:end-y="0.541cm" draw:z-index="320" draw:name="Grafik 3" draw:style-name="gr1" draw:text-style-name="P1" svg:width="0.54cm" svg:height="0.54cm" svg:x="0.00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Bundesliga.N15" table:end-x="0.541cm" table:end-y="0.541cm" draw:z-index="343" draw:name="Grafik 15" draw:style-name="gr1" draw:text-style-name="P1" svg:width="0.54cm" svg:height="0.54cm" svg:x="0.00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O15" table:end-x="0.541cm" table:end-y="0.541cm" draw:z-index="333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P15" table:end-x="0.541cm" table:end-y="0.541cm" draw:z-index="334" draw:name="Grafik 14" draw:style-name="gr1" draw:text-style-name="P1" svg:width="0.54cm" svg:height="0.54cm" svg:x="0.00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Q15" table:end-x="0.541cm" table:end-y="0.541cm" draw:z-index="204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R15" table:end-x="0.541cm" table:end-y="0.541cm" draw:z-index="205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S15" table:end-x="0.401cm" table:end-y="0.541cm" draw:z-index="359" draw:name="Grafik 10" draw:style-name="gr1" draw:text-style-name="P1" svg:width="0.4cm" svg:height="0.54cm" svg:x="0.00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T15" table:end-x="0.541cm" table:end-y="0.541cm" draw:z-index="207" draw:name="Grafik 18" draw:style-name="gr1" draw:text-style-name="P1" svg:width="0.54cm" svg:height="0.54cm" svg:x="0.00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U15" table:end-x="0.542cm" table:end-y="0.541cm" draw:z-index="208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V15" table:end-x="0.542cm" table:end-y="0.541cm" draw:z-index="209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W15" table:end-x="0.542cm" table:end-y="0.541cm" draw:z-index="487" draw:name="Grafik 18" draw:style-name="gr1" draw:text-style-name="P1" svg:width="0.54cm" svg:height="0.54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X15" table:end-x="0.542cm" table:end-y="0.541cm" draw:z-index="481" draw:name="Grafik 15" draw:style-name="gr1" draw:text-style-name="P1" svg:width="0.54cm" svg:height="0.54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Y15" table:end-x="0.402cm" table:end-y="0.541cm" draw:z-index="496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Z15" table:end-x="0.402cm" table:end-y="0.541cm" draw:z-index="497" draw:name="Grafik 12" draw:style-name="gr1" draw:text-style-name="P1" svg:width="0.4cm" svg:height="0.54cm" svg:x="0.00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AA15" table:end-x="0.402cm" table:end-y="0.541cm" draw:z-index="477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B15" table:end-x="0.402cm" table:end-y="0.541cm" draw:z-index="478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C15" table:end-x="0.402cm" table:end-y="0.541cm" draw:z-index="479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AD15" table:end-x="0.402cm" table:end-y="0.541cm" draw:z-index="535" draw:name="Grafik 10" draw:style-name="gr1" draw:text-style-name="P1" svg:width="0.4cm" svg:height="0.54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6" table:end-x="1.597cm" table:end-y="0.354cm" draw:z-index="133" draw:name="Grafik 13" draw:style-name="gr1" draw:text-style-name="P1" svg:width="0.54cm" svg:height="0.54cm" svg:x="1.057cm" svg:y="0.452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Bundesliga.B16" table:end-x="0.541cm" table:end-y="0.45cm" draw:z-index="167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C16" table:end-x="0.401cm" table:end-y="0.54cm" draw:z-index="102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D16" table:end-x="0.401cm" table:end-y="0.54cm" draw:z-index="103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E16" table:end-x="0.541cm" table:end-y="0.54cm" draw:z-index="148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F16" table:end-x="0.541cm" table:end-y="0.54cm" draw:z-index="149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G16" table:end-x="0.541cm" table:end-y="0.4cm" draw:z-index="49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H16" table:end-x="0.401cm" table:end-y="0.54cm" draw:z-index="107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I16" table:end-x="0.541cm" table:end-y="0.4cm" draw:z-index="51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J16" table:end-x="0.401cm" table:end-y="0.54cm" draw:z-index="109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K16" table:end-x="0.402cm" table:end-y="0.54cm" draw:z-index="110" draw:name="Grafik 10" draw:style-name="gr1" draw:text-style-name="P1" svg:width="0.4cm" svg:height="0.54cm" svg:x="0.00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L16" table:end-x="0.541cm" table:end-y="0.4cm" draw:z-index="363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M16" table:end-x="0.541cm" table:end-y="0.4cm" draw:z-index="364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N16" table:end-x="0.541cm" table:end-y="0.4cm" draw:z-index="365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O16" table:end-x="0.541cm" table:end-y="0.4cm" draw:z-index="366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P16" table:end-x="0.541cm" table:end-y="0.4cm" draw:z-index="367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Q16" table:end-x="0.541cm" table:end-y="0.54cm" draw:z-index="335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R16" table:end-x="0.541cm" table:end-y="0.54cm" draw:z-index="336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S16" table:end-x="0.541cm" table:end-y="0.54cm" draw:z-index="337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T16" table:end-x="0.541cm" table:end-y="0.54cm" draw:z-index="338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U16" table:end-x="0.542cm" table:end-y="0.54cm" draw:z-index="339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V16" table:end-x="0.402cm" table:end-y="0.54cm" draw:z-index="395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W16" table:end-x="0.402cm" table:end-y="0.54cm" draw:z-index="494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X16" table:end-x="0.402cm" table:end-y="0.54cm" draw:z-index="495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Y16" table:end-x="0.542cm" table:end-y="0.54cm" draw:z-index="482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Z16" table:end-x="0.542cm" table:end-y="0.54cm" draw:z-index="483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A16" table:end-x="0.542cm" table:end-y="0.54cm" draw:z-index="484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B16" table:end-x="0.542cm" table:end-y="0.54cm" draw:z-index="485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C16" table:end-x="0.542cm" table:end-y="0.54cm" draw:z-index="486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AD16" table:end-x="0.542cm" table:end-y="0.54cm" draw:z-index="536" draw:name="Grafik 15" draw:style-name="gr1" draw:text-style-name="P1" svg:width="0.54cm" svg:height="0.54cm" svg:x="0.002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7" table:end-x="1.624cm" table:end-y="0.487cm" draw:z-index="144" draw:name="Grafik 14" draw:style-name="gr1" draw:text-style-name="P1" svg:width="0.54cm" svg:height="0.54cm" svg:x="1.084cm" svg:y="0.585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Bundesliga.B17" table:end-x="0.541cm" table:end-y="0.54cm" draw:z-index="178" draw:name="Grafik 17" draw:style-name="gr1" draw:text-style-name="P1" svg:width="0.54cm" svg:height="0.54cm" svg:x="0.00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Bundesliga.C17" table:end-x="0.541cm" table:end-y="0.54cm" draw:z-index="146" draw:name="Grafik 14" draw:style-name="gr1" draw:text-style-name="P1" svg:width="0.54cm" svg:height="0.54cm" svg:x="0.00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D17" table:end-x="0.401cm" table:end-y="0.54cm" draw:z-index="125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E17" table:end-x="0.401cm" table:end-y="0.54cm" draw:z-index="10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F17" table:end-x="0.401cm" table:end-y="0.54cm" draw:z-index="10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G17" table:end-x="0.401cm" table:end-y="0.54cm" draw:z-index="10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H17" table:end-x="0.541cm" table:end-y="0.4cm" draw:z-index="5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I17" table:end-x="0.401cm" table:end-y="0.54cm" draw:z-index="108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J17" table:end-x="0.541cm" table:end-y="0.4cm" draw:z-index="52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K17" table:end-x="0.542cm" table:end-y="0.4cm" draw:z-index="53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L17" table:end-x="0.401cm" table:end-y="0.54cm" draw:z-index="352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M17" table:end-x="0.401cm" table:end-y="0.54cm" draw:z-index="375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N17" table:end-x="0.401cm" table:end-y="0.54cm" draw:z-index="354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O17" table:end-x="0.401cm" table:end-y="0.54cm" draw:z-index="355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P17" table:end-x="0.401cm" table:end-y="0.54cm" draw:z-index="356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Q17" table:end-x="0.541cm" table:end-y="0.4cm" draw:z-index="368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R17" table:end-x="0.401cm" table:end-y="0.54cm" draw:z-index="380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S17" table:end-x="0.401cm" table:end-y="0.54cm" draw:z-index="381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T17" table:end-x="0.401cm" table:end-y="0.54cm" draw:z-index="382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U17" table:end-x="0.402cm" table:end-y="0.54cm" draw:z-index="383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V17" table:end-x="0.542cm" table:end-y="0.54cm" draw:z-index="340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W17" table:end-x="0.542cm" table:end-y="0.54cm" draw:z-index="501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X17" table:end-x="0.542cm" table:end-y="0.54cm" draw:z-index="502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Y17" table:end-x="0.542cm" table:end-y="0.54cm" draw:z-index="503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Z17" table:end-x="0.542cm" table:end-y="0.54cm" draw:z-index="504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A17" table:end-x="0.542cm" table:end-y="0.54cm" draw:z-index="505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B17" table:end-x="0.542cm" table:end-y="0.54cm" draw:z-index="506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C17" table:end-x="0.542cm" table:end-y="0.54cm" draw:z-index="507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Bundesliga.AD17" table:end-x="0.542cm" table:end-y="0.54cm" draw:z-index="537" draw:name="Grafik 14" draw:style-name="gr1" draw:text-style-name="P1" svg:width="0.54cm" svg:height="0.54cm" svg:x="0.0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 office:value-type="float" office:value="17">
            <text:p>17</text:p>
          </table:table-cell>
          <table:table-cell>
            <draw:frame table:end-cell-address="Bundesliga.B18" table:end-x="0.541cm" table:end-y="0.54cm" draw:z-index="189" draw:name="Grafik 18" draw:style-name="gr1" draw:text-style-name="P1" svg:width="0.54cm" svg:height="0.54cm" svg:x="0.00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Bundesliga.C18" table:end-x="0.541cm" table:end-y="0.54cm" draw:z-index="135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D18" table:end-x="0.541cm" table:end-y="0.45cm" draw:z-index="169" draw:name="Grafik 16" draw:style-name="gr1" draw:text-style-name="P1" svg:width="0.54cm" svg:height="0.45cm" svg:x="0.00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Bundesliga.E18" table:end-x="0.401cm" table:end-y="0.54cm" draw:z-index="12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F18" table:end-x="0.401cm" table:end-y="0.54cm" draw:z-index="12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G18" table:end-x="0.401cm" table:end-y="0.54cm" draw:z-index="12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H18" table:end-x="0.401cm" table:end-y="0.54cm" draw:z-index="12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I18" table:end-x="0.401cm" table:end-y="0.54cm" draw:z-index="130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J18" table:end-x="0.401cm" table:end-y="0.54cm" draw:z-index="131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K18" table:end-x="0.402cm" table:end-y="0.54cm" draw:z-index="132" draw:name="Grafik 12" draw:style-name="gr1" draw:text-style-name="P1" svg:width="0.4cm" svg:height="0.54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L18" table:end-x="0.401cm" table:end-y="0.54cm" draw:z-index="37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M18" table:end-x="0.401cm" table:end-y="0.54cm" draw:z-index="353" draw:name="Grafik 10" draw:style-name="gr1" draw:text-style-name="P1" svg:width="0.4cm" svg:height="0.54cm" svg:x="0.00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Bundesliga.N18" table:end-x="0.401cm" table:end-y="0.54cm" draw:z-index="376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O18" table:end-x="0.401cm" table:end-y="0.54cm" draw:z-index="377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P18" table:end-x="0.401cm" table:end-y="0.54cm" draw:z-index="378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Q18" table:end-x="0.401cm" table:end-y="0.54cm" draw:z-index="379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R18" table:end-x="0.541cm" table:end-y="0.4cm" draw:z-index="369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S18" table:end-x="0.541cm" table:end-y="0.4cm" draw:z-index="370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T18" table:end-x="0.541cm" table:end-y="0.4cm" draw:z-index="371" draw:name="Grafik 5" draw:style-name="gr1" draw:text-style-name="P1" svg:width="0.54cm" svg:height="0.4cm" svg:x="0.001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U18" table:end-x="0.542cm" table:end-y="0.4cm" draw:z-index="372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V18" table:end-x="0.542cm" table:end-y="0.4cm" draw:z-index="373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W18" table:end-x="0.542cm" table:end-y="0.4cm" draw:z-index="509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X18" table:end-x="0.542cm" table:end-y="0.4cm" draw:z-index="510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Y18" table:end-x="0.542cm" table:end-y="0.4cm" draw:z-index="511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Z18" table:end-x="0.542cm" table:end-y="0.4cm" draw:z-index="512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A18" table:end-x="0.542cm" table:end-y="0.4cm" draw:z-index="513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B18" table:end-x="0.542cm" table:end-y="0.54cm" draw:z-index="520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C18" table:end-x="0.542cm" table:end-y="0.54cm" draw:z-index="521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D18" table:end-x="0.542cm" table:end-y="0.4cm" draw:z-index="538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18" table:end-x="1.568cm" table:end-y="0.583cm" draw:z-index="166" draw:name="Grafik 16" draw:style-name="gr1" draw:text-style-name="P1" svg:width="0.54cm" svg:height="0.45cm" svg:x="1.028cm" svg:y="0.13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office:value-type="float" office:value="18">
            <text:p>18</text:p>
          </table:table-cell>
          <table:table-cell>
            <draw:frame table:end-cell-address="Bundesliga.B19" table:end-x="0.541cm" table:end-y="0.54cm" draw:z-index="156" draw:name="Grafik 15" draw:style-name="gr1" draw:text-style-name="P1" svg:width="0.54cm" svg:height="0.54cm" svg:x="0.00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Bundesliga.C19" table:end-x="0.401cm" table:end-y="0.54cm" draw:z-index="124" draw:name="Grafik 12" draw:style-name="gr1" draw:text-style-name="P1" svg:width="0.4cm" svg:height="0.54cm" svg:x="0.00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Bundesliga.D19" table:end-x="0.541cm" table:end-y="0.54cm" draw:z-index="13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E19" table:end-x="0.541cm" table:end-y="0.54cm" draw:z-index="13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F19" table:end-x="0.541cm" table:end-y="0.54cm" draw:z-index="13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G19" table:end-x="0.541cm" table:end-y="0.54cm" draw:z-index="13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H19" table:end-x="0.541cm" table:end-y="0.54cm" draw:z-index="140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I19" table:end-x="0.541cm" table:end-y="0.54cm" draw:z-index="141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J19" table:end-x="0.541cm" table:end-y="0.54cm" draw:z-index="14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K19" table:end-x="0.542cm" table:end-y="0.54cm" draw:z-index="143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L19" table:end-x="0.541cm" table:end-y="0.54cm" draw:z-index="384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M19" table:end-x="0.541cm" table:end-y="0.54cm" draw:z-index="385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N19" table:end-x="0.541cm" table:end-y="0.54cm" draw:z-index="386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O19" table:end-x="0.541cm" table:end-y="0.54cm" draw:z-index="387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P19" table:end-x="0.541cm" table:end-y="0.54cm" draw:z-index="388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Q19" table:end-x="0.541cm" table:end-y="0.54cm" draw:z-index="389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R19" table:end-x="0.541cm" table:end-y="0.54cm" draw:z-index="390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S19" table:end-x="0.541cm" table:end-y="0.54cm" draw:z-index="391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T19" table:end-x="0.541cm" table:end-y="0.54cm" draw:z-index="392" draw:name="Grafik 13" draw:style-name="gr1" draw:text-style-name="P1" svg:width="0.54cm" svg:height="0.54cm" svg:x="0.001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U19" table:end-x="0.542cm" table:end-y="0.54cm" draw:z-index="393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V19" table:end-x="0.542cm" table:end-y="0.54cm" draw:z-index="394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W19" table:end-x="0.542cm" table:end-y="0.54cm" draw:z-index="515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X19" table:end-x="0.542cm" table:end-y="0.54cm" draw:z-index="516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Y19" table:end-x="0.542cm" table:end-y="0.54cm" draw:z-index="517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Z19" table:end-x="0.542cm" table:end-y="0.54cm" draw:z-index="518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A19" table:end-x="0.542cm" table:end-y="0.54cm" draw:z-index="519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Bundesliga.AB19" table:end-x="0.542cm" table:end-y="0.4cm" draw:z-index="508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C19" table:end-x="0.542cm" table:end-y="0.4cm" draw:z-index="514" draw:name="Grafik 5" draw:style-name="gr1" draw:text-style-name="P1" svg:width="0.54cm" svg:height="0.4cm" svg:x="0.002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Bundesliga.AD19" table:end-x="0.542cm" table:end-y="0.54cm" draw:z-index="539" draw:name="Grafik 13" draw:style-name="gr1" draw:text-style-name="P1" svg:width="0.54cm" svg:height="0.54cm" svg:x="0.002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number-columns-repeated="7"/>
          <table:table-cell>
            <draw:frame table:end-cell-address="Bundesliga.AL20" table:end-x="1.596cm" table:end-y="0.115cm" draw:z-index="177" draw:name="Grafik 17" draw:style-name="gr1" draw:text-style-name="P1" svg:width="0.54cm" svg:height="0.54cm" svg:x="1.056cm" svg:y="0.213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table:number-columns-repeated="37"/>
          <table:table-cell>
            <draw:frame table:end-cell-address="Bundesliga.AL21" table:end-x="1.651cm" table:end-y="0.275cm" draw:z-index="188" draw:name="Grafik 18" draw:style-name="gr1" draw:text-style-name="P1" svg:width="0.54cm" svg:height="0.54cm" svg:x="1.111cm" svg:y="0.372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 table:number-columns-repeated="37"/>
          <table:table-cell>
            <draw:frame table:end-cell-address="Bundesliga.AL22" table:end-x="1.624cm" table:end-y="0.488cm" draw:z-index="155" draw:name="Grafik 15" draw:style-name="gr1" draw:text-style-name="P1" svg:width="0.54cm" svg:height="0.54cm" svg:x="1.084cm" svg:y="0.58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986"/>
        </table:table-row>
        <table:table-row table:style-name="ro1">
          <table:table-cell>
            <draw:frame table:end-cell-address="Bundesliga.A22" table:end-x="0.54cm" table:end-y="0.541cm" draw:z-index="540" draw:name="Grafik 2" draw:style-name="gr1" draw:text-style-name="P1" svg:width="0.54cm" svg:height="0.54cm" svg:x="0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 table:number-columns-repeated="5"/>
          <table:table-cell table:style-name="ce3"/>
          <table:table-cell table:style-name="ce2" table:number-columns-repeated="10"/>
          <table:table-cell table:style-name="ce4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994"/>
        </table:table-row>
        <table:table-row table:style-name="ro1">
          <table:table-cell>
            <draw:frame table:end-cell-address="Bundesliga.A23" table:end-x="0.54cm" table:end-y="0.541cm" draw:z-index="541" draw:name="Grafik 4" draw:style-name="gr1" draw:text-style-name="P1" svg:width="0.54cm" svg:height="0.54cm" svg:x="0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2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4"/>
          <table:table-cell table:style-name="ce2" table:number-columns-repeated="2"/>
          <table:table-cell table:style-name="ce4" table:number-columns-repeated="3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2" table:number-columns-repeated="6"/>
          <table:table-cell table:style-name="ce3"/>
          <table:table-cell table:number-columns-repeated="994"/>
        </table:table-row>
        <table:table-row table:style-name="ro1">
          <table:table-cell>
            <draw:frame table:end-cell-address="Bundesliga.A24" table:end-x="0.54cm" table:end-y="0.541cm" draw:z-index="542" draw:name="Grafik 1" draw:style-name="gr1" draw:text-style-name="P1" svg:width="0.54cm" svg:height="0.54cm" svg:x="0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 table:number-columns-repeated="4"/>
          <table:table-cell table:style-name="ce3"/>
          <table:table-cell table:style-name="ce4"/>
          <table:table-cell table:style-name="ce3" table:number-columns-repeated="3"/>
          <table:table-cell table:style-name="ce4" table:number-columns-repeated="2"/>
          <table:table-cell table:style-name="ce3"/>
          <table:table-cell table:style-name="ce2" table:number-columns-repeated="2"/>
          <table:table-cell table:style-name="ce4" table:number-columns-repeated="3"/>
          <table:table-cell table:style-name="ce2" table:number-columns-repeated="3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/>
          <table:table-cell table:number-columns-repeated="994"/>
        </table:table-row>
        <table:table-row table:style-name="ro1">
          <table:table-cell>
            <draw:frame table:end-cell-address="Bundesliga.A25" table:end-x="0.54cm" table:end-y="0.451cm" draw:z-index="543" draw:name="Grafik 16" draw:style-name="gr1" draw:text-style-name="P1" svg:width="0.54cm" svg:height="0.45cm" svg:x="0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2" table:number-columns-repeated="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/>
          <table:table-cell table:style-name="ce2"/>
          <table:table-cell table:number-columns-repeated="994"/>
        </table:table-row>
        <table:table-row table:style-name="ro1">
          <table:table-cell>
            <draw:frame table:end-cell-address="Bundesliga.A26" table:end-x="0.54cm" table:end-y="0.54cm" draw:z-index="544" draw:name="Grafik 9" draw:style-name="gr1" draw:text-style-name="P1" svg:width="0.54cm" svg:height="0.54cm" svg:x="0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number-columns-repeated="994"/>
        </table:table-row>
        <table:table-row table:style-name="ro1">
          <table:table-cell>
            <draw:frame table:end-cell-address="Bundesliga.A27" table:end-x="0.54cm" table:end-y="0.54cm" draw:z-index="545" draw:name="Grafik 17" draw:style-name="gr1" draw:text-style-name="P1" svg:width="0.54cm" svg:height="0.54cm" svg:x="0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2" table:number-columns-repeated="4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 table:number-columns-repeated="2"/>
          <table:table-cell table:style-name="ce4" table:number-columns-repeated="2"/>
          <table:table-cell table:style-name="ce2" table:number-columns-repeated="2"/>
          <table:table-cell table:style-name="ce3"/>
          <table:table-cell table:number-columns-repeated="994"/>
        </table:table-row>
        <table:table-row table:style-name="ro1">
          <table:table-cell>
            <draw:frame table:end-cell-address="Bundesliga.A28" table:end-x="0.54cm" table:end-y="0.54cm" draw:z-index="546" draw:name="Grafik 7" draw:style-name="gr1" draw:text-style-name="P1" svg:width="0.54cm" svg:height="0.54cm" svg:x="0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4"/>
          <table:table-cell table:style-name="ce2"/>
          <table:table-cell table:style-name="ce4"/>
          <table:table-cell table:number-columns-repeated="994"/>
        </table:table-row>
        <table:table-row table:style-name="ro1">
          <table:table-cell>
            <draw:frame table:end-cell-address="Bundesliga.A29" table:end-x="0.4cm" table:end-y="0.54cm" draw:z-index="547" draw:name="Grafik 8" draw:style-name="gr1" draw:text-style-name="P1" svg:width="0.4cm" svg:height="0.54cm" svg:x="0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4"/>
          <table:table-cell table:style-name="ce2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number-columns-repeated="994"/>
        </table:table-row>
        <table:table-row table:style-name="ro1">
          <table:table-cell>
            <draw:frame table:end-cell-address="Bundesliga.A30" table:end-x="0.54cm" table:end-y="0.54cm" draw:z-index="548" draw:name="Grafik 18" draw:style-name="gr1" draw:text-style-name="P1" svg:width="0.54cm" svg:height="0.54cm" svg:x="0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4"/>
          <table:table-cell table:style-name="ce3" table:number-columns-repeated="4"/>
          <table:table-cell table:style-name="ce2"/>
          <table:table-cell table:style-name="ce3" table:number-columns-repeated="2"/>
          <table:table-cell table:style-name="ce4"/>
          <table:table-cell table:style-name="ce2" table:number-columns-repeated="4"/>
          <table:table-cell table:style-name="ce4"/>
          <table:table-cell table:style-name="ce2"/>
          <table:table-cell table:style-name="ce4"/>
          <table:table-cell table:style-name="ce3"/>
          <table:table-cell table:number-columns-repeated="994"/>
        </table:table-row>
        <table:table-row table:style-name="ro1">
          <table:table-cell>
            <draw:frame table:end-cell-address="Bundesliga.A31" table:end-x="0.54cm" table:end-y="0.541cm" draw:z-index="549" draw:name="Grafik 3" draw:style-name="gr1" draw:text-style-name="P1" svg:width="0.54cm" svg:height="0.54cm" svg:x="0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4" table:number-columns-repeated="3"/>
          <table:table-cell table:style-name="ce2"/>
          <table:table-cell table:style-name="ce3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number-columns-repeated="994"/>
        </table:table-row>
        <table:table-row table:style-name="ro1">
          <table:table-cell>
            <draw:frame table:end-cell-address="Bundesliga.A32" table:end-x="0.4cm" table:end-y="0.541cm" draw:z-index="550" draw:name="Grafik 11" draw:style-name="gr1" draw:text-style-name="P1" svg:width="0.4cm" svg:height="0.54cm" svg:x="0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4"/>
          <table:table-cell table:style-name="ce2" table:number-columns-repeated="3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/>
          <table:table-cell table:style-name="ce2" table:number-columns-repeated="2"/>
          <table:table-cell table:style-name="ce4"/>
          <table:table-cell table:style-name="ce3"/>
          <table:table-cell table:style-name="ce4"/>
          <table:table-cell table:style-name="ce2"/>
          <table:table-cell table:style-name="ce3"/>
          <table:table-cell table:style-name="ce4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3"/>
          <table:table-cell table:number-columns-repeated="994"/>
        </table:table-row>
        <table:table-row table:style-name="ro1">
          <table:table-cell>
            <draw:frame table:end-cell-address="Bundesliga.A33" table:end-x="0.4cm" table:end-y="0.541cm" draw:z-index="551" draw:name="Grafik 12" draw:style-name="gr1" draw:text-style-name="P1" svg:width="0.4cm" svg:height="0.54cm" svg:x="0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3"/>
          <table:table-cell table:style-name="ce3"/>
          <table:table-cell table:style-name="ce4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2" table:number-columns-repeated="2"/>
          <table:table-cell table:style-name="ce3"/>
          <table:table-cell table:style-name="ce2"/>
          <table:table-cell table:style-name="ce4"/>
          <table:table-cell table:style-name="ce2" table:number-columns-repeated="3"/>
          <table:table-cell table:style-name="ce3"/>
          <table:table-cell table:number-columns-repeated="994"/>
        </table:table-row>
        <table:table-row table:style-name="ro1">
          <table:table-cell>
            <draw:frame table:end-cell-address="Bundesliga.A34" table:end-x="0.54cm" table:end-y="0.541cm" draw:z-index="552" draw:name="Grafik 6" draw:style-name="gr1" draw:text-style-name="P1" svg:width="0.54cm" svg:height="0.54cm" svg:x="0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4"/>
          <table:table-cell table:style-name="ce2"/>
          <table:table-cell table:style-name="ce4" table:number-columns-repeated="2"/>
          <table:table-cell table:style-name="ce3" table:number-columns-repeated="2"/>
          <table:table-cell table:style-name="ce2" table:number-columns-repeated="2"/>
          <table:table-cell table:style-name="ce3" table:number-columns-repeated="2"/>
          <table:table-cell table:style-name="ce4"/>
          <table:table-cell table:style-name="ce3"/>
          <table:table-cell table:style-name="ce2"/>
          <table:table-cell table:style-name="ce3"/>
          <table:table-cell table:style-name="ce4"/>
          <table:table-cell table:style-name="ce2"/>
          <table:table-cell table:style-name="ce4"/>
          <table:table-cell table:style-name="ce3"/>
          <table:table-cell table:style-name="ce4"/>
          <table:table-cell table:style-name="ce2"/>
          <table:table-cell table:style-name="ce4"/>
          <table:table-cell table:style-name="ce3" table:number-columns-repeated="5"/>
          <table:table-cell table:style-name="ce2"/>
          <table:table-cell table:number-columns-repeated="994"/>
        </table:table-row>
        <table:table-row table:style-name="ro1">
          <table:table-cell>
            <draw:frame table:end-cell-address="Bundesliga.A35" table:end-x="0.4cm" table:end-y="0.54cm" draw:z-index="553" draw:name="Grafik 10" draw:style-name="gr1" draw:text-style-name="P1" svg:width="0.4cm" svg:height="0.54cm" svg:x="0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2"/>
          <table:table-cell table:style-name="ce3"/>
          <table:table-cell table:style-name="ce4"/>
          <table:table-cell table:style-name="ce3" table:number-columns-repeated="3"/>
          <table:table-cell table:style-name="ce2"/>
          <table:table-cell table:style-name="ce4"/>
          <table:table-cell table:style-name="ce2" table:number-columns-repeated="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3"/>
          <table:table-cell table:style-name="ce2"/>
          <table:table-cell table:style-name="ce4"/>
          <table:table-cell table:style-name="ce3"/>
          <table:table-cell table:style-name="ce4"/>
          <table:table-cell table:style-name="ce3" table:number-columns-repeated="3"/>
          <table:table-cell table:number-columns-repeated="994"/>
        </table:table-row>
        <table:table-row table:style-name="ro1">
          <table:table-cell>
            <draw:frame table:end-cell-address="Bundesliga.A36" table:end-x="0.54cm" table:end-y="0.54cm" draw:z-index="554" draw:name="Grafik 15" draw:style-name="gr1" draw:text-style-name="P1" svg:width="0.54cm" svg:height="0.54cm" svg:x="0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style-name="ce3"/>
          <table:table-cell table:style-name="ce2"/>
          <table:table-cell table:style-name="ce4"/>
          <table:table-cell table:style-name="ce3"/>
          <table:table-cell table:style-name="ce4" table:number-columns-repeated="7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style-name="ce2"/>
          <table:table-cell table:style-name="ce4"/>
          <table:table-cell table:style-name="ce3" table:number-columns-repeated="2"/>
          <table:table-cell table:style-name="ce4"/>
          <table:table-cell table:style-name="ce3" table:number-columns-repeated="3"/>
          <table:table-cell table:style-name="ce4"/>
          <table:table-cell table:style-name="ce2"/>
          <table:table-cell table:number-columns-repeated="994"/>
        </table:table-row>
        <table:table-row table:style-name="ro1">
          <table:table-cell>
            <draw:frame table:end-cell-address="Bundesliga.A37" table:end-x="0.54cm" table:end-y="0.54cm" draw:z-index="555" draw:name="Grafik 14" draw:style-name="gr1" draw:text-style-name="P1" svg:width="0.54cm" svg:height="0.54cm" svg:x="0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2"/>
          <table:table-cell table:style-name="ce3"/>
          <table:table-cell table:style-name="ce4" table:number-columns-repeated="2"/>
          <table:table-cell table:style-name="ce2"/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style-name="ce3" table:number-columns-repeated="3"/>
          <table:table-cell table:style-name="ce2"/>
          <table:table-cell table:style-name="ce4" table:number-columns-repeated="2"/>
          <table:table-cell table:style-name="ce3" table:number-columns-repeated="2"/>
          <table:table-cell table:style-name="ce4" table:number-columns-repeated="2"/>
          <table:table-cell table:number-columns-repeated="994"/>
        </table:table-row>
        <table:table-row table:style-name="ro1">
          <table:table-cell>
            <draw:frame table:end-cell-address="Bundesliga.A38" table:end-x="0.54cm" table:end-y="0.4cm" draw:z-index="556" draw:name="Grafik 5" draw:style-name="gr1" draw:text-style-name="P1" svg:width="0.54cm" svg:height="0.4cm" svg:x="0cm" svg:y="0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style-name="ce2" table:number-columns-repeated="2"/>
          <table:table-cell table:style-name="ce3" table:number-columns-repeated="4"/>
          <table:table-cell table:style-name="ce4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4" table:number-columns-repeated="2"/>
          <table:table-cell table:style-name="ce3" table:number-columns-repeated="4"/>
          <table:table-cell table:style-name="ce4" table:number-columns-repeated="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number-columns-repeated="994"/>
        </table:table-row>
        <table:table-row table:style-name="ro1">
          <table:table-cell>
            <draw:frame table:end-cell-address="Bundesliga.A39" table:end-x="0.54cm" table:end-y="0.54cm" draw:z-index="557" draw:name="Grafik 13" draw:style-name="gr1" draw:text-style-name="P1" svg:width="0.54cm" svg:height="0.54cm" svg:x="0cm" svg:y="0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 table:style-name="ce3" table:number-columns-repeated="5"/>
          <table:table-cell table:style-name="ce4"/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2"/>
          <table:table-cell table:style-name="ce2" table:number-columns-repeated="3"/>
          <table:table-cell table:style-name="ce4"/>
          <table:table-cell table:style-name="ce3" table:number-columns-repeated="2"/>
          <table:table-cell table:style-name="ce4"/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4"/>
          <table:table-cell table:number-columns-repeated="99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15.04.2018</text:date>, <text:time>12:40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3:14:44.31</meta:creation-date>
    <dc:date>2018-04-15T12:40:16.77</dc:date>
    <meta:editing-duration>PT4H8M13S</meta:editing-duration>
    <meta:editing-cycles>26</meta:editing-cycles>
    <meta:generator>OpenOffice/4.1.1$Win32 OpenOffice.org_project/411m6$Build-9775</meta:generator>
    <meta:document-statistic meta:table-count="3" meta:cell-count="54" meta:object-count="558"/>
  </office:meta>
</office:document-meta>
</file>